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8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3" table:default-cell-style-name="Default"/>
        <table:table-row table:style-name="ro1">
          <table:table-cell table:style-name="ce1"/>
          <table:table-cell table:style-name="ce3" office:value-type="string" calcext:value-type="string">
            <text:p>Paper title</text:p>
          </table:table-cell>
          <table:table-cell table:style-name="ce3" office:value-type="string" calcext:value-type="string">
            <text:p>paper_reference</text:p>
          </table:table-cell>
          <table:table-cell table:style-name="ce3" office:value-type="string" calcext:value-type="string">
            <text:p>fitness_proxy_used</text:p>
          </table:table-cell>
          <table:table-cell table:style-name="ce1" table:number-columns-repeated="2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 table:number-columns-repeated="43"/>
        </table:table-row>
        <table:table-row table:style-name="ro3">
          <table:table-cell table:style-name="ce2" office:value-type="string" calcext:value-type="string">
            <text:p>Evolution of total net fitness in thermal lines: Drosophila subobscura likes it 'warm'</text:p>
          </table:table-cell>
          <table:table-cell table:style-name="ce2" office:value-type="string" calcext:value-type="string">
            <text:p>(Santos, 2007)</text:p>
          </table:table-cell>
          <table:table-cell/>
          <table:table-cell table:style-name="ce2" office:value-type="string" calcext:value-type="string">
            <text:p>Average fitness (relative to Va/+ flies)</text:p>
          </table:table-cell>
          <table:table-cell table:number-columns-repeated="2"/>
          <table:table-cell office:value-type="string" calcext:value-type="string">
            <text:p>From graph</text:p>
          </table:table-cell>
          <table:table-cell office:value-type="float" office:value="1.35231143552311" calcext:value-type="float">
            <text:p>1.35231143552311</text:p>
          </table:table-cell>
          <table:table-cell/>
          <table:table-cell office:value-type="float" office:value="0.192700729927007" calcext:value-type="float">
            <text:p>0.192700729927007</text:p>
          </table:table-cell>
          <table:table-cell table:number-columns-repeated="9"/>
          <table:table-cell table:number-columns-repeated="2" office:value-type="float" office:value="13" calcext:value-type="float">
            <text:p>13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29209245742092" calcext:value-type="float">
            <text:p>1.29209245742092</text:p>
          </table:table-cell>
          <table:table-cell/>
          <table:table-cell office:value-type="float" office:value="0.191362530413625" calcext:value-type="float">
            <text:p>0.191362530413625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1301703163017" calcext:value-type="float">
            <text:p>1.1301703163017</text:p>
          </table:table-cell>
          <table:table-cell/>
          <table:table-cell office:value-type="float" office:value="0.190024330900243" calcext:value-type="float">
            <text:p>0.19002433090024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55036496350365" calcext:value-type="float">
            <text:p>1.55036496350365</text:p>
          </table:table-cell>
          <table:table-cell/>
          <table:table-cell office:value-type="float" office:value="0.190024330900243" calcext:value-type="float">
            <text:p>0.190024330900243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27335766423358" calcext:value-type="float">
            <text:p>1.27335766423358</text:p>
          </table:table-cell>
          <table:table-cell/>
          <table:table-cell office:value-type="float" office:value="0.194038929440389" calcext:value-type="float">
            <text:p>0.194038929440389</text:p>
          </table:table-cell>
          <table:table-cell table:number-columns-repeated="9"/>
          <table:table-cell table:number-columns-repeated="2"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43126520681265" calcext:value-type="float">
            <text:p>1.43126520681265</text:p>
          </table:table-cell>
          <table:table-cell/>
          <table:table-cell office:value-type="float" office:value="0.192700729927007" calcext:value-type="float">
            <text:p>0.192700729927007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36034063260341" calcext:value-type="float">
            <text:p>1.36034063260341</text:p>
          </table:table-cell>
          <table:table-cell/>
          <table:table-cell office:value-type="float" office:value="0.190024330900243" calcext:value-type="float">
            <text:p>0.190024330900243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40985401459854" calcext:value-type="float">
            <text:p>1.40985401459854</text:p>
          </table:table-cell>
          <table:table-cell/>
          <table:table-cell office:value-type="float" office:value="0.191362530413625" calcext:value-type="float">
            <text:p>0.191362530413625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number-columns-repeated="7"/>
          <table:table-cell office:value-type="float" office:value="1.69756690997567" calcext:value-type="float">
            <text:p>1.69756690997567</text:p>
          </table:table-cell>
          <table:table-cell/>
          <table:table-cell office:value-type="float" office:value="0.192700729927007" calcext:value-type="float">
            <text:p>0.192700729927007</text:p>
          </table:table-cell>
          <table:table-cell table:number-columns-repeated="9"/>
          <table:table-cell table:number-columns-repeated="2" office:value-type="float" office:value="22" calcext:value-type="float">
            <text:p>22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4:59:51.524127701</meta:creation-date>
    <dc:date>2021-04-27T15:00:31.485299509</dc:date>
    <meta:editing-duration>PT40S</meta:editing-duration>
    <meta:editing-cycles>1</meta:editing-cycles>
    <meta:document-statistic meta:table-count="1" meta:cell-count="66" meta:object-count="0"/>
    <meta:generator>LibreOffice/6.0.7.3$Linux_X86_64 LibreOffice_project/00m0$Build-3</meta:generator>
  </office:meta>
</office:document-meta>
</file>